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f49" officeooo:paragraph-rsid="00004f49"/>
    </style:style>
    <style:style style:name="P2" style:family="paragraph" style:parent-style-name="Standard">
      <style:text-properties officeooo:rsid="00009425" officeooo:paragraph-rsid="00009425"/>
    </style:style>
    <style:style style:name="P3" style:family="paragraph" style:parent-style-name="Header">
      <style:text-properties officeooo:rsid="00009425" officeooo:paragraph-rsid="000094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ingun problema.</text:p>
      <text:p text:style-name="P1"/>
      <text:p text:style-name="P1">Se utilizaron ciclos anidados y sentencias selectivas basi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9425" officeooo:paragraph-rsid="0000942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co A. Gallegos Loaez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box </meta:initial-creator>
    <meta:creation-date>2014-10-01T03:06:30.811405217</meta:creation-date>
    <dc:date>2014-10-31T03:41:46.555631158</dc:date>
    <dc:creator>cebox </dc:creator>
    <meta:editing-duration>P0D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3" meta:word-count="14" meta:character-count="102" meta:non-whitespace-character-count="91"/>
  </office:meta>
</office:document-meta>
</file>